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language="en" fo:country="US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color="#ff0000" fo:font-size="9pt" fo:language="en" fo:country="US" fo:font-weight="bold" style:font-size-asian="9pt" style:font-weight-asian="bold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color="#ff0000" fo:font-size="9pt" fo:language="en" fo:country="US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color="#ff0000" fo:font-size="9pt" style:font-size-asian="9pt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color="#ff0000" fo:font-size="10pt" fo:language="en" fo:country="U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color="#000000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language="en" fo:country="US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.2362in" style:auto-text-indent="false" style:vertical-align="auto" style:writing-mode="lr-tb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.2362in" style:auto-text-indent="false" style:vertical-align="auto" style:writing-mode="lr-tb"/>
      <style:text-properties officeooo:paragraph-rsid="00087dcf"/>
    </style:style>
    <style:style style:name="P12" style:family="paragraph" style:parent-style-name="Standard">
      <style:paragraph-properties fo:margin-left="0.2362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P13" style:family="paragraph" style:parent-style-name="Standard">
      <style:paragraph-properties fo:margin-left="0.2362in" fo:margin-right="0in" fo:margin-top="0in" fo:margin-bottom="0in" loext:contextual-spacing="false" fo:line-height="107%" fo:text-align="start" style:justify-single-word="false" fo:orphans="2" fo:widows="2" fo:text-indent="0.2362in" style:auto-text-indent="false" style:vertical-align="auto" style:writing-mode="lr-tb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.4917in" style:auto-text-indent="false" style:vertical-align="auto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font-size="9pt" fo:language="en" fo:country="US" fo:font-weight="bold" style:font-size-asian="9pt" style:font-weight-asian="bold" style:font-size-complex="9pt"/>
    </style:style>
    <style:style style:name="T5" style:family="text">
      <style:text-properties fo:font-size="9pt" fo:font-weight="bold" style:font-size-asian="9pt" style:font-weight-asian="bold" style:font-size-complex="9pt"/>
    </style:style>
    <style:style style:name="T6" style:family="text">
      <style:text-properties fo:color="#ff0000" fo:language="en" fo:country="US"/>
    </style:style>
    <style:style style:name="T7" style:family="text">
      <style:text-properties fo:color="#ff0000" fo:language="en" fo:country="US" officeooo:rsid="00087dcf"/>
    </style:style>
    <style:style style:name="T8" style:family="text">
      <style:text-properties fo:color="#ff0000" fo:language="en" fo:country="US" fo:font-weight="bold" style:font-weight-asian="bold"/>
    </style:style>
    <style:style style:name="T9" style:family="text">
      <style:text-properties fo:color="#ff0000" fo:language="en" fo:country="US" officeooo:rsid="000e1e88"/>
    </style:style>
    <style:style style:name="T10" style:family="text">
      <style:text-properties fo:color="#ff0000" fo:font-size="9pt" fo:language="en" fo:country="US" fo:font-weight="bold" style:font-size-asian="9pt" style:font-weight-asian="bold" style:font-size-complex="9pt"/>
    </style:style>
    <style:style style:name="T11" style:family="text">
      <style:text-properties fo:color="#ff0000" fo:font-size="9pt" fo:language="en" fo:country="US" fo:font-weight="bold" officeooo:rsid="0011194b" style:font-size-asian="9pt" style:font-weight-asian="bold" style:font-size-complex="9pt"/>
    </style:style>
    <style:style style:name="T12" style:family="text">
      <style:text-properties fo:color="#ff0000" fo:font-size="9pt" fo:language="en" fo:country="US" style:font-size-asian="9pt" style:font-size-complex="9pt"/>
    </style:style>
    <style:style style:name="T13" style:family="text">
      <style:text-properties fo:color="#ff0000" fo:font-size="9pt" fo:language="en" fo:country="US" style:text-underline-style="solid" style:text-underline-width="auto" style:text-underline-color="font-color" fo:font-weight="bold" style:font-size-asian="9pt" style:font-weight-asian="bold" style:font-size-complex="9pt"/>
    </style:style>
    <style:style style:name="T14" style:family="text">
      <style:text-properties fo:color="#ff0000" fo:font-size="9pt" fo:font-weight="bold" style:font-size-asian="9pt" style:font-weight-asian="bold" style:font-size-complex="9pt"/>
    </style:style>
    <style:style style:name="T15" style:family="text">
      <style:text-properties fo:color="#ff0000" fo:font-size="9pt" style:font-size-asian="9pt" style:font-size-complex="9pt"/>
    </style:style>
    <style:style style:name="T16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17" style:family="text">
      <style:text-properties fo:color="#000000" fo:font-size="9pt" fo:language="en" fo:country="US" fo:font-weight="bold" style:font-size-asian="9pt" style:font-weight-asian="bold" style:font-size-complex="9pt"/>
    </style:style>
    <style:style style:name="T18" style:family="text">
      <style:text-properties fo:color="#000000" fo:font-size="9pt" fo:font-weight="bold" style:font-size-asian="9pt" style:font-weight-asian="bold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6. Modify the example program C2.6 to display a sequence of slightly different images to do animation.</text:span></text:p>
      <text:p text:style-name="P1"><text:span text:style-name="T10">This is very simple, just in the main function in t.c add multiple images of the same size and show them in the same position with a small delay between them. This will create the illusion of movement, in my example I add 15 images and instead of using *p to point to the adress I use an array, char *p[] and a loop to show the images. So, having 15 images named i1 to i15:</text:span></text:p>
      <text:p text:style-name="P3"/>
      <text:p text:style-name="P1"><text:span text:style-name="T13">in t.ld I add this line:</text:span></text:p>
      <text:p text:style-name="P1"><text:span text:style-name="T10">.data : { *(i1.o, i2.o, i3.o, i4.o, i5.o, i6.o, i7.o, i8.o, i9.o, i10.o, i11.o, i12.o, i13.o, i14.o, i15.o) }</text:span></text:p>
      <text:p text:style-name="P3"/>
      <text:p text:style-name="P1"><text:span text:style-name="T13">in the mk.sh I add this:</text:span></text:p>
      <text:p text:style-name="P1"><text:span text:style-name="T10">arm-none-eabi-objcopy -I binary -O elf32-littlearm -B arm i1 i1.o</text:span></text:p>
      <text:p text:style-name="P1"><text:span text:style-name="T10">arm-none-eabi-objcopy -I binary -O elf32-littlearm -B arm i2 i2.o</text:span></text:p>
      <text:p text:style-name="P1"><text:span text:style-name="T10">……etc, till i15</text:span></text:p>
      <text:p text:style-name="P1"><text:span text:style-name="T10">……..</text:span></text:p>
      <text:p text:style-name="P1"><text:span text:style-name="T10">arm-none-eabi-ld -T t.ld ts.o t.o i1.o i2.o i3.o i4.o i5.o i6.o i7.o i8.o i9.o i10.o i11.o i12.o i13.o i14.o i15.o -o t.elf</text:span></text:p>
      <text:p text:style-name="P1"><text:span text:style-name="T10">………</text:span></text:p>
      <text:p text:style-name="P3"/>
      <text:p text:style-name="P1"><text:span text:style-name="T13">finally, in t.c I add this:</text:span></text:p>
      <text:p text:style-name="P1"><text:span text:style-name="T17">includes..</text:span></text:p>
      <text:p text:style-name="P1"><text:span text:style-name="T10">extern char _binary_i1_start, _binary_i2_start, _binary_i3_start, _binary_i4_start, </text:span></text:p>
      <text:p text:style-name="P1"><text:span text:style-name="T10"><text:s text:c="12"/>_binary_i5_start, _binary_i6_start, _binary_i7_start, _binary_i8_start, </text:span></text:p>
      <text:p text:style-name="P1"><text:span text:style-name="T10"><text:s text:c="12"/>_binary_i9_start, _binary_i10_start, _binary_i11_start, _binary_i12_start, </text:span></text:p>
      <text:p text:style-name="P1"><text:span text:style-name="T10"><text:s text:c="12"/>_binary_i13_start, _binary_i14_start, _binary_i15_start;</text:span></text:p>
      <text:p text:style-name="P3"/>
      <text:p text:style-name="P1"><text:span text:style-name="T17">#define WIDTH 640</text:span></text:p>
      <text:p text:style-name="P3"/>
      <text:p text:style-name="P1"><text:span text:style-name="T10">void delay(int time){<text:tab/>//adds a delay</text:span></text:p>
      <text:p text:style-name="P1"><text:span text:style-name="T10"><text:s text:c="4"/>int i = 0;</text:span></text:p>
      <text:p text:style-name="P1"><text:span text:style-name="T10"><text:s text:c="4"/>while(i &lt; time) i++;</text:span></text:p>
      <text:p text:style-name="P1"><text:span text:style-name="T10">}</text:span></text:p>
      <text:p text:style-name="P3"/>
      <text:p text:style-name="P1"><text:span text:style-name="T17">int show_bmp……….. the same</text:span></text:p>
      <text:p text:style-name="P1"><text:span text:style-name="T10"/></text:p>
      <text:p text:style-name="P1"><text:span text:style-name="T17">int main(){</text:span></text:p>
      <text:p text:style-name="P1"><text:span text:style-name="T17"><text:s text:c="4"/>char c;</text:span></text:p>
      <text:p text:style-name="P1"><text:span text:style-name="T17"><text:s text:c="4"/>int i;</text:span></text:p>
      <text:p text:style-name="P1"><text:span text:style-name="T10"><text:s text:c="4"/>char *p[] ={&amp;_binary_i1_start, &amp;_binary_i2_start, &amp;_binary_i3_start, &amp;_binary_i4_start, </text:span></text:p>
      <text:p text:style-name="P1"><text:span text:style-name="T10"><text:s text:c="16"/>&amp;_binary_i5_start, &amp;_binary_i6_start, &amp;_binary_i7_start, &amp;_binary_i8_start, </text:span></text:p>
      <text:p text:style-name="P1"><text:span text:style-name="T10"><text:s text:c="16"/>&amp;_binary_i9_start, &amp;_binary_i10_start, &amp;_binary_i11_start, &amp;_binary_i12_start, </text:span></text:p>
      <text:p text:style-name="P1"><text:span text:style-name="T10"><text:s text:c="16"/>&amp;_binary_i13_start, &amp;_binary_i14_start, &amp;_binary_i15_start};</text:span></text:p>
      <text:p text:style-name="P1"><text:span text:style-name="T10"><text:s/></text:span><text:span text:style-name="T17"><text:s text:c="3"/>uart_init(); <text:s text:c="3"/></text:span></text:p>
      <text:p text:style-name="P1"><text:span text:style-name="T17"><text:s text:c="4"/>UART *up = &amp;uart[0]; <text:s text:c="3"/></text:span></text:p>
      <text:p text:style-name="P1"><text:span text:style-name="T18"><text:s text:c="4"/>fbuf_init(); <text:s text:c="3"/></text:span></text:p>
      <text:p text:style-name="P1"><text:span text:style-name="T18"><text:s text:c="4"/></text:span><text:span text:style-name="T17">while(1){</text:span></text:p>
      <text:p text:style-name="P1"><text:span text:style-name="T10"><text:s text:c="8"/>for(i = 0; i &lt; 15; i++){</text:span></text:p>
      <text:p text:style-name="P1"><text:span text:style-name="T10"><text:s text:c="8"/>show_bmp(p[i], 0, 0);</text:span></text:p>
      <text:p text:style-name="P1"><text:span text:style-name="T10"><text:s text:c="8"/>delay(5000000);</text:span></text:p>
      <text:p text:style-name="P1"><text:span text:style-name="T10"><text:s text:c="8"/>}</text:span></text:p>
      <text:p text:style-name="P1"><text:span text:style-name="T17"><text:s text:c="4"/>}</text:span></text:p>
      <text:p text:style-name="P1"><text:span text:style-name="T17"><text:s text:c="4"/>while(1); </text:span></text:p>
      <text:p text:style-name="P1"><text:span text:style-name="T17">}</text:span></text:p>
      <text:p text:style-name="P1"><text:span text:style-name="T10"/></text:p>
      <text:p text:style-name="P1"><text:span text:style-name="T10"/></text:p>
      <text:p text:style-name="P1"><text:span text:style-name="T10">*** </text:span><text:span text:style-name="T11">Code in P6 folder 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4:40:57.919077642</meta:creation-date>
    <dc:date>2018-06-10T04:56:09.817064514</dc:date>
    <meta:editing-duration>PT15M1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42" meta:word-count="266" meta:character-count="1991" meta:non-whitespace-character-count="1588"/>
  </office:meta>
</office:document-meta>
</file>